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c759ee2010" style:family="table" style:master-page-name="ta-mp-0x7fc759ee2010">
      <style:table-properties table:display="true" style:writing-mode="lr-tb"/>
    </style:style>
    <style:style style:name="ta-0x7fc759ee2200" style:family="table" style:master-page-name="ta-mp-0x7fc759ee2200">
      <style:table-properties table:display="true" style:writing-mode="lr-tb"/>
    </style:style>
    <style:style style:name="ta-0x7fc759ee23f0" style:family="table" style:master-page-name="ta-mp-0x7fc759ee23f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c759efcd88" style:family="table-cell" style:data-style-name="General">
      <style:table-cell-properties fo:background-color="#ccff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eb0" style:family="table-cell" style:data-style-name="General">
      <style:table-cell-properties fo:background-color="#ffff99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1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3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c759efc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26.75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x7fc759ee201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255"/>
        <table:table-row table:style-name="AROW-1">
          <table:table-cell table:style-name="ACE-0x7fc759efcd88" office:value-type="string">
            <text:p>nom</text:p>
          </table:table-cell>
          <table:table-cell table:number-columns-repeated="255" table:style-name="Gnumeric-default"/>
        </table:table-row>
        <table:table-row table:style-name="AROW-1">
          <table:table-cell table:style-name="ACE-0x7fc759efceb0" office:value-type="string">
            <text:p>Walt Kowalski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Blondie</text:p>
          </table:table-cell>
          <table:table-cell table:number-columns-repeated="255" table:style-name="Gnumeric-default"/>
        </table:table-row>
        <table:table-row table:style-name="AROW-1">
          <table:table-cell table:style-name="ACE-0x7fc759efceb0" office:value-type="string">
            <text:p>Sherlock Holmes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Dr John Watson</text:p>
          </table:table-cell>
          <table:table-cell table:number-columns-repeated="255" table:style-name="Gnumeric-default"/>
        </table:table-row>
        <table:table-row table:style-name="AROW-1">
          <table:table-cell table:style-name="ACE-0x7fc759efceb0" office:value-type="string">
            <text:p>Dr Strangelove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Gp Capt Lionel Mandrake</text:p>
          </table:table-cell>
          <table:table-cell table:number-columns-repeated="255" table:style-name="Gnumeric-default"/>
        </table:table-row>
        <table:table-row table:style-name="AROW-1">
          <table:table-cell table:style-name="ACE-0x7fc759efceb0" office:value-type="string">
            <text:p>President Merkin Muffley</text:p>
          </table:table-cell>
          <table:table-cell table:number-columns-repeated="255" table:style-name="Gnumeric-default"/>
        </table:table-row>
        <table:table-row table:style-name="AROW-1">
          <table:table-cell table:number-columns-repeated="256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4" gnm:cursor-row="12">
          <gnm:selection gnm:start-col="4" gnm:start-row="12" gnm:end-col="4" gnm:end-row="12"/>
        </gnm:selections>
      </table:table>
      <table:table table:name="Feuille2" table:style-name="ta-0x7fc759ee2200" table:print="true">
        <office:forms form:automatic-focus="false" form:apply-design-mode="false">
          <form:form/>
        </office:forms>
        <table:table-column table:default-cell-style-name="ACE-0x7fc759efc320" table:style-name="ACOL-0"/>
        <table:table-column table:default-cell-style-name="ACE-0x7fc759efc32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euille3" table:style-name="ta-0x7fc759ee23f0" table:print="true">
        <office:forms form:automatic-focus="false" form:apply-design-mode="false">
          <form:form/>
        </office:forms>
        <table:table-column table:default-cell-style-name="ACE-0x7fc759efc448" table:style-name="ACOL-0"/>
        <table:table-column table:default-cell-style-name="ACE-0x7fc759efc44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c759eb59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9edbb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c759ec77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c759ee2010" style:display-name="Feuille1" style:page-layout-name="pl-0x7fc759eb59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200" style:display-name="Feuille2" style:page-layout-name="pl-0x7fc759edbb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c759ee23f0" style:display-name="Feuille3" style:page-layout-name="pl-0x7fc759ec77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23T14:23:51Z</dc:date>
    <meta:creation-date>2016-03-23T14:15:42Z</meta:creation-date>
    <meta:generator>gnumeric/1.12.9</meta:generator>
  </office:meta>
</office:document-meta>
</file>